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54cm" fo:min-width="11.565cm"/>
    </style:style>
    <style:style style:name="gr2" style:family="graphic" style:parent-style-name="objectwithoutfill">
      <style:graphic-properties svg:stroke-width="0.051cm" svg:stroke-color="#000000" draw:marker-start-width="0.203cm" draw:marker-end="Arrow" draw:marker-end-width="0.153cm" draw:fill="none" fo:padding-top="0.1cm" fo:padding-bottom="0.1cm" fo:padding-left="0.225cm" fo:padding-right="0.22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center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6.604cm" svg:x="5.191cm" svg:y="6.84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0.283cm" svg:x1="8.239cm" svg:y1="12.303cm" svg:x2="8.109cm" svg:y2="8.3cm" draw:start-shape="id1" draw:start-glue-point="10" draw:end-shape="id2" draw:end-glue-point="9" svg:d="M8239 12303c1252 0 1317-4003-130-4003" svg:viewBox="0 0 1078 4004">
          <text:p/>
        </draw:connector>
        <draw:frame draw:style-name="gr3" draw:text-style-name="P1" draw:layer="layout" svg:width="1.829cm" svg:height="0.914cm" svg:x="3.235cm" svg:y="9.8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0.517cm" svg:height="0.53cm" svg:x="18.585cm" svg:y="9.8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0.2cm" svg:height="0.47cm" svg:x="12.89cm" svg:y="9.909cm">
          <draw:object xlink:href="./Object 3" xlink:type="simple" xlink:show="embed" xlink:actuate="onLoad">
            <loext:p text:style-name="P1"/>
          </draw:object>
          <draw:image xlink:href="./ObjectReplacements/Object 3" xlink:type="simple" xlink:show="embed" xlink:actuate="onLoad"/>
        </draw:frame>
        <draw:frame draw:style-name="gr5" draw:text-style-name="P3" xml:id="id4" draw:id="id4" draw:layer="layout" svg:width="0.82cm" svg:height="0.962cm" svg:x="7.395cm" svg:y="8.927cm">
          <draw:text-box>
            <text:p>x</text:p>
          </draw:text-box>
        </draw:frame>
        <draw:frame draw:style-name="gr5" draw:text-style-name="P3" draw:layer="layout" svg:width="0.82cm" svg:height="0.962cm" svg:x="14.262cm" svg:y="9.651cm">
          <draw:text-box>
            <text:p>x</text:p>
          </draw:text-box>
        </draw:frame>
        <draw:frame draw:style-name="gr5" draw:text-style-name="P3" draw:layer="layout" svg:width="0.875cm" svg:height="0.962cm" svg:x="10.782cm" svg:y="8.111cm">
          <draw:text-box>
            <text:p>+</text:p>
          </draw:text-box>
        </draw:frame>
        <draw:frame draw:style-name="gr5" draw:text-style-name="P5" draw:layer="layout" svg:width="1.124cm" svg:height="0.607cm" svg:x="10.671cm" svg:y="11.414cm">
          <draw:text-box>
            <text:p text:style-name="P4">tanh</text:p>
          </draw:text-box>
        </draw:frame>
        <draw:frame draw:style-name="gr5" draw:text-style-name="P7" draw:layer="layout" svg:width="0.879cm" svg:height="0.725cm" svg:x="10.789cm" svg:y="9.789cm">
          <draw:text-box>
            <text:p text:style-name="P6">1-</text:p>
          </draw:text-box>
        </draw:frame>
        <draw:frame draw:style-name="gr6" draw:text-style-name="P1" draw:layer="layout" svg:width="1.999cm" svg:height="0.999cm" svg:x="12.92cm" svg:y="10.2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" draw:layer="layout" svg:width="0.487cm" svg:height="0.254cm" svg:x="7.542cm" svg:y="10.7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" draw:layer="layout" svg:width="0.487cm" svg:height="0.254cm" svg:x="7.544cm" svg:y="12.17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0.529cm" svg:height="0.53cm" svg:x="11.012cm" svg:y="14.5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draw:line draw:style-name="gr2" draw:text-style-name="P2" draw:layer="layout" svg:x1="4.048cm" svg:y1="10.144cm" svg:x2="7.35cm" svg:y2="7.985cm">
            <text:p/>
          </draw:line>
          <draw:line draw:style-name="gr2" draw:text-style-name="P2" draw:layer="layout" svg:x1="4.048cm" svg:y1="10.144cm" svg:x2="7.35cm" svg:y2="9.509cm">
            <text:p/>
          </draw:line>
          <draw:line draw:style-name="gr2" draw:text-style-name="P2" draw:layer="layout" svg:x1="4.048cm" svg:y1="10.144cm" svg:x2="7.35cm" svg:y2="10.906cm">
            <text:p/>
          </draw:line>
          <draw:line draw:style-name="gr2" draw:text-style-name="P2" draw:layer="layout" svg:x1="4.048cm" svg:y1="10.144cm" svg:x2="7.35cm" svg:y2="12.303cm">
            <text:p/>
          </draw:line>
          <draw:line draw:style-name="gr2" draw:text-style-name="P2" draw:layer="layout" svg:x1="8.239cm" svg:y1="7.985cm" svg:x2="10.779cm" svg:y2="8.62cm">
            <text:p/>
          </draw:line>
          <draw:line draw:style-name="gr2" draw:text-style-name="P2" draw:layer="layout" svg:x1="11.668cm" svg:y1="8.62cm" svg:x2="18.399cm" svg:y2="10.144cm">
            <text:p/>
          </draw:line>
          <draw:line draw:style-name="gr2" draw:text-style-name="P2" draw:layer="layout" svg:x1="8.112cm" svg:y1="9.763cm" svg:x2="10.779cm" svg:y2="11.541cm">
            <text:p/>
          </draw:line>
          <draw:line draw:style-name="gr2" draw:text-style-name="P2" draw:layer="layout" svg:x1="11.287cm" svg:y1="14.335cm" svg:x2="8.112cm" svg:y2="12.557cm">
            <text:p/>
          </draw:line>
          <draw:line draw:style-name="gr2" draw:text-style-name="P2" draw:layer="layout" svg:x1="11.287cm" svg:y1="14.335cm" svg:x2="11.287cm" svg:y2="12.176cm">
            <text:p/>
          </draw:line>
          <draw:line draw:style-name="gr2" draw:text-style-name="P2" draw:layer="layout" svg:x1="11.287cm" svg:y1="14.335cm" svg:x2="8.112cm" svg:y2="11.16cm">
            <text:p/>
          </draw:line>
          <draw:connector draw:style-name="gr2" draw:text-style-name="P2" draw:layer="layout" draw:type="curve" svg:x1="7.794cm" svg:y1="10.42cm" svg:x2="7.805cm" svg:y2="9.889cm" draw:start-shape="id3" draw:start-glue-point="4" draw:end-shape="id4" draw:end-glue-point="2" svg:d="M7794 10420c0-436 11-171 11-531" svg:viewBox="0 0 12 532">
            <text:p/>
          </draw:connector>
          <draw:line draw:style-name="gr2" draw:text-style-name="P2" draw:layer="layout" svg:x1="11.668cm" svg:y1="10.144cm" svg:x2="14.208cm" svg:y2="10.144cm">
            <text:p/>
          </draw:line>
          <draw:line draw:style-name="gr2" draw:text-style-name="P2" draw:layer="layout" svg:x1="11.668cm" svg:y1="11.668cm" svg:x2="14.335cm" svg:y2="10.525cm">
            <text:p/>
          </draw:line>
          <draw:line draw:style-name="gr2" draw:text-style-name="P2" draw:layer="layout" svg:x1="14.335cm" svg:y1="9.89cm" svg:x2="11.541cm" svg:y2="8.874cm">
            <text:p/>
          </draw:line>
          <draw:line draw:style-name="gr2" draw:text-style-name="P2" draw:layer="layout" svg:x1="8.112cm" svg:y1="12.049cm" svg:x2="10.906cm" svg:y2="10.398cm">
            <text:p/>
          </draw:line>
        </draw:g>
        <draw:custom-shape draw:style-name="gr7" draw:text-style-name="P1" draw:layer="layout" svg:width="0.889cm" svg:height="0.889cm" svg:x="10.80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89cm" svg:height="0.889cm" svg:x="18.39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89cm" svg:height="0.889cm" svg:x="10.805cm" svg:y="8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89cm" svg:height="0.889cm" svg:x="10.805cm" svg:y="9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89cm" svg:height="0.889cm" svg:x="10.805cm" svg:y="11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xml:id="id3" draw:id="id3" draw:layer="layout" svg:width="0.889cm" svg:height="0.889cm" svg:x="7.35cm" svg:y="1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89cm" svg:height="0.889cm" svg:x="7.35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889cm" svg:height="0.889cm" svg:x="7.35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89cm" svg:height="0.889cm" svg:x="14.208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0.82cm" svg:height="0.962cm" svg:x="7.39cm" svg:y="7.492cm">
          <draw:text-box>
            <text:p>x</text:p>
          </draw:text-box>
        </draw:frame>
        <draw:custom-shape draw:style-name="gr7" draw:text-style-name="P1" draw:layer="layout" svg:width="0.889cm" svg:height="0.889cm" svg:x="3.15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889cm" svg:height="0.889cm" svg:x="7.35cm" svg:y="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487cm" svg:height="0.53cm" svg:x="7.582cm" svg:y="11.2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" draw:layer="layout" svg:width="0.504cm" svg:height="0.53cm" svg:x="7.589cm" svg:y="12.6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none" draw:fill-color="#729fcf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0:23:56.079849091</meta:creation-date>
    <dc:date>2018-07-05T11:12:49.931701538</dc:date>
    <meta:editing-duration>PT17M56S</meta:editing-duration>
    <meta:editing-cycles>4</meta:editing-cycles>
    <meta:generator>LibreOffice/5.4.7.2$Linux_X86_64 LibreOffice_project/4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sub>
      <mi>h</mi>
      <mrow>
        <mi>t</mi>
        <mo stretchy="false">−</mo>
        <mn>1</mn>
      </mrow>
    </msub>
    <annotation encoding="StarMath 5.0">h_{ t-1}</annotation>
  </semantics>
</math>
</file>

<file path=Object 2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σ</mi>
    <annotation encoding="StarMath 5.0">%sigma </annotation>
  </semantics>
</math>
</file>

<file path=Object 6/content.xml><?xml version="1.0" encoding="utf-8"?>
<math xmlns="http://www.w3.org/1998/Math/MathML" display="block">
  <semantics>
    <mi>σ</mi>
    <annotation encoding="StarMath 5.0">%sigma 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8/content.xml><?xml version="1.0" encoding="utf-8"?>
<math xmlns="http://www.w3.org/1998/Math/MathML" display="block">
  <semantics>
    <msub>
      <mi>r</mi>
      <mi>t</mi>
    </msub>
    <annotation encoding="StarMath 5.0">r_t
</annotation>
  </semantics>
</math>
</file>

<file path=Object 9/content.xml><?xml version="1.0" encoding="utf-8"?>
<math xmlns="http://www.w3.org/1998/Math/MathML" display="block">
  <semantics>
    <msub>
      <mi>z</mi>
      <mi>t</mi>
    </msub>
    <annotation encoding="StarMath 5.0">z_t
</annotation>
  </semantics>
</math>
</file>